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size="16pt" style:text-underline-style="solid" style:text-underline-width="auto" style:text-underline-color="font-color" style:font-size-asian="16pt" style:font-size-complex="16pt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Bill of material</text:p>
          </table:table-cell>
          <table:covered-table-cell table:style-name="ce5"/>
          <table:covered-table-cell table:style-name="ce5"/>
          <table:covered-table-cell table:style-name="ce5"/>
          <table:table-cell table:style-name="ce5" table:number-columns-repeated="3"/>
        </table:table-row>
        <table:table-row table:style-name="ro2" table:number-rows-repeated="3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>
            <text:p>Quanity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Reichelt order numb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office:value-type="string">
            <text:p>Rectifier</text:p>
          </table:table-cell>
          <table:table-cell office:value-type="string">
            <text:p>B80C800RUN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 holder</text:p>
          </table:table-cell>
          <table:table-cell office:value-type="string">
            <text:p>PL 16660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 315mA fast</text:p>
          </table:table-cell>
          <table:table-cell office:value-type="string">
            <text:p>MINI FLINK 0,315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Capacitor 47µF 2mm grid</text:p>
          </table:table-cell>
          <table:table-cell office:value-type="string">
            <text:p>RAD 47/25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office:value-type="string">
            <text:p>Voltage regulator 5V</text:p>
          </table:table-cell>
          <table:table-cell office:value-type="string">
            <text:p>µA 7805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8, C9, C10</text:p>
          </table:table-cell>
          <table:table-cell office:value-type="string">
            <text:p>Capacitor 100nF 2,5mm grid</text:p>
          </table:table-cell>
          <table:table-cell office:value-type="string">
            <text:p>X7R-2,5 100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apacitor 33pF 2,5mm grid</text:p>
          </table:table-cell>
          <table:table-cell office:value-type="string">
            <text:p>KERKO 33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3, C4, C5, C6</text:p>
          </table:table-cell>
          <table:table-cell office:value-type="string">
            <text:p>Capacitor 1µF 2mm grid</text:p>
          </table:table-cell>
          <table:table-cell office:value-type="string">
            <text:p>RAD 1/63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Crystal 16MHz</text:p>
          </table:table-cell>
          <table:table-cell office:value-type="string">
            <text:p>16,0000-HC49U-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Resitor 4,7 kOhm</text:p>
          </table:table-cell>
          <table:table-cell office:value-type="string">
            <text:p>Metall 4,70k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1, R2, R3</text:p>
          </table:table-cell>
          <table:table-cell office:value-type="string">
            <text:p>Resitor 270 Ohm</text:p>
          </table:table-cell>
          <table:table-cell office:value-type="string">
            <text:p>Metall 27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Microcontroller</text:p>
          </table:table-cell>
          <table:table-cell office:value-type="string">
            <text:p>ATMEGA 128-16 TQ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RS232 voltage converter</text:p>
          </table:table-cell>
          <table:table-cell office:value-type="string">
            <text:p>MAX 232 CP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Socket</text:p>
          </table:table-cell>
          <table:table-cell office:value-type="string">
            <text:p>GS 16P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5</text:p>
          </table:table-cell>
          <table:table-cell office:value-type="string">
            <text:p>Multi-pin connector</text:p>
          </table:table-cell>
          <table:table-cell office:value-type="string">
            <text:p>SL 1X36G 2,5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X3, X4, X6, X7</text:p>
          </table:table-cell>
          <table:table-cell office:value-type="string">
            <text:p>Multi-pin connector</text:p>
          </table:table-cell>
          <table:table-cell office:value-type="string">
            <text:p>WSL 10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RIACON connector</text:p>
          </table:table-cell>
          <table:table-cell office:value-type="string">
            <text:p>AKL 182-0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RIACON connector</text:p>
          </table:table-cell>
          <table:table-cell office:value-type="string">
            <text:p>AKL 169-0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RIACON connector</text:p>
          </table:table-cell>
          <table:table-cell office:value-type="string">
            <text:p>AKL 182-03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RIACON connector</text:p>
          </table:table-cell>
          <table:table-cell office:value-type="string">
            <text:p>AKL 169-03</text:p>
          </table:table-cell>
          <table:table-cell table:number-columns-repeated="3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4" table:number-columns-repeated="2"/>
          <table:table-cell table:style-name="Default" table:number-columns-repeated="2"/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3">13.02.2010</text:date>, <text:time>15:35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Klein</meta:initial-creator>
    <meta:creation-date>2010-02-08T19:36:46</meta:creation-date>
    <dc:date>2010-02-13T15:35:23</dc:date>
    <dc:creator>Matthias Klein</dc:creator>
    <meta:editing-duration>PT00H32M12S</meta:editing-duration>
    <meta:editing-cycles>8</meta:editing-cycles>
    <meta:generator>OpenOffice.org/3.1$Linux OpenOffice.org_project/310m19$Build-9420</meta:generator>
    <meta:document-statistic meta:table-count="3" meta:cell-count="85" meta:object-count="0"/>
  </office:meta>
</office:document-meta>
</file>